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rsid="00148d52" officeooo:paragraph-rsid="00148d52"/>
    </style:style>
    <style:style style:name="P15" style:family="paragraph" style:parent-style-name="Standard">
      <style:text-properties officeooo:rsid="00148d52" officeooo:paragraph-rsid="00160500"/>
    </style:style>
    <style:style style:name="P16" style:family="paragraph" style:parent-style-name="Standard">
      <style:text-properties officeooo:paragraph-rsid="00148d52"/>
    </style:style>
    <style:style style:name="P17" style:family="paragraph" style:parent-style-name="Standard">
      <style:text-properties officeooo:paragraph-rsid="00160500"/>
    </style:style>
    <style:style style:name="P18" style:family="paragraph" style:parent-style-name="Standard">
      <style:paragraph-properties fo:text-align="center" style:justify-single-word="false"/>
      <style:text-properties officeooo:rsid="0017900d" officeooo:paragraph-rsid="0017900d"/>
    </style:style>
    <style:style style:name="P19" style:family="paragraph" style:parent-style-name="Standard">
      <style:paragraph-properties fo:text-align="center" style:justify-single-word="false"/>
      <style:text-properties officeooo:rsid="00184152" officeooo:paragraph-rsid="00184152"/>
    </style:style>
    <style:style style:name="P20" style:family="paragraph" style:parent-style-name="Standard">
      <style:text-properties officeooo:paragraph-rsid="001acb64"/>
    </style:style>
    <style:style style:name="P21" style:family="paragraph" style:parent-style-name="Standard">
      <style:text-properties officeooo:paragraph-rsid="001bb077"/>
    </style:style>
    <style:style style:name="P22" style:family="paragraph" style:parent-style-name="Standard">
      <style:text-properties officeooo:paragraph-rsid="0022ae0b"/>
    </style:style>
    <style:style style:name="P23" style:family="paragraph" style:parent-style-name="Standard">
      <style:text-properties officeooo:rsid="002ab79f" officeooo:paragraph-rsid="002ab79f"/>
    </style:style>
    <style:style style:name="P24" style:family="paragraph" style:parent-style-name="Text_20_body">
      <style:text-properties officeooo:rsid="002ab79f" officeooo:paragraph-rsid="002ab79f"/>
    </style:style>
    <style:style style:name="P25" style:family="paragraph" style:parent-style-name="Text_20_body">
      <style:text-properties officeooo:rsid="002b2350" officeooo:paragraph-rsid="002b2350"/>
    </style:style>
    <style:style style:name="P26" style:family="paragraph" style:parent-style-name="Text_20_body">
      <style:text-properties officeooo:rsid="002cf8ae" officeooo:paragraph-rsid="002cf8ae"/>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1in" style:type="right" style:leader-style="dotted" style:leader-text="."/>
        </style:tab-stops>
      </style:paragraph-properties>
    </style:style>
    <style:style style:name="P29" style:family="paragraph" style:parent-style-name="Contents_20_4">
      <style:paragraph-properties>
        <style:tab-stops>
          <style:tab-stop style:position="6.3346in" style:type="right" style:leader-style="dotted" style:leader-text="."/>
        </style:tab-stops>
      </style:paragraph-properties>
    </style:style>
    <style:style style:name="P30" style:family="paragraph" style:parent-style-name="Standard">
      <style:text-properties officeooo:paragraph-rsid="00321dd0"/>
    </style:style>
    <style:style style:name="P31" style:family="paragraph" style:parent-style-name="Standard">
      <style:text-properties officeooo:paragraph-rsid="00355493"/>
    </style:style>
    <style:style style:name="P32" style:family="paragraph" style:parent-style-name="Standard">
      <style:text-properties officeooo:paragraph-rsid="00368316"/>
    </style:style>
    <style:style style:name="P33" style:family="paragraph" style:parent-style-name="Standard">
      <style:text-properties officeooo:rsid="003dbb9d" officeooo:paragraph-rsid="003dbb9d"/>
    </style:style>
    <style:style style:name="P34" style:family="paragraph" style:parent-style-name="Standard">
      <style:text-properties officeooo:paragraph-rsid="003dbb9d"/>
    </style:style>
    <style:style style:name="P35" style:family="paragraph" style:parent-style-name="Standard">
      <style:text-properties officeooo:paragraph-rsid="003efd95"/>
    </style:style>
    <style:style style:name="P36" style:family="paragraph" style:parent-style-name="Standard">
      <style:text-properties officeooo:paragraph-rsid="0040274b"/>
    </style:style>
    <style:style style:name="P37" style:family="paragraph" style:parent-style-name="Standard">
      <style:text-properties officeooo:paragraph-rsid="00412c10"/>
    </style:style>
    <style:style style:name="P38" style:family="paragraph" style:parent-style-name="Standard">
      <style:text-properties officeooo:paragraph-rsid="004373b6"/>
    </style:style>
    <style:style style:name="P39" style:family="paragraph" style:parent-style-name="Text_20_body">
      <style:text-properties officeooo:rsid="00461494" officeooo:paragraph-rsid="00461494"/>
    </style:style>
    <style:style style:name="P40" style:family="paragraph" style:parent-style-name="Text_20_body">
      <style:text-properties officeooo:paragraph-rsid="004deb9a"/>
    </style:style>
    <style:style style:name="P41" style:family="paragraph" style:parent-style-name="Standard">
      <style:text-properties officeooo:rsid="00412c10" officeooo:paragraph-rsid="00412c10"/>
    </style:style>
    <style:style style:name="P42" style:family="paragraph" style:parent-style-name="Standard">
      <style:text-properties officeooo:paragraph-rsid="0064cb1e"/>
    </style:style>
    <style:style style:name="P43" style:family="paragraph" style:parent-style-name="Standard">
      <style:text-properties officeooo:paragraph-rsid="005925ff"/>
    </style:style>
    <style:style style:name="P44" style:family="paragraph" style:parent-style-name="Standard">
      <style:text-properties officeooo:rsid="005925ff" officeooo:paragraph-rsid="005925ff"/>
    </style:style>
    <style:style style:name="P45"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46" style:family="paragraph" style:parent-style-name="Standard">
      <style:text-properties officeooo:rsid="005925ff" officeooo:paragraph-rsid="00599152"/>
    </style:style>
    <style:style style:name="P47" style:family="paragraph" style:parent-style-name="Standard">
      <style:text-properties officeooo:rsid="005925ff" officeooo:paragraph-rsid="005b062b"/>
    </style:style>
    <style:style style:name="P48" style:family="paragraph" style:parent-style-name="Standard">
      <style:text-properties officeooo:rsid="005925ff" officeooo:paragraph-rsid="005bb3e4"/>
    </style:style>
    <style:style style:name="P49" style:family="paragraph" style:parent-style-name="Standard">
      <style:text-properties officeooo:rsid="005b062b" officeooo:paragraph-rsid="005b062b"/>
    </style:style>
    <style:style style:name="P50" style:family="paragraph" style:parent-style-name="Standard">
      <style:text-properties officeooo:rsid="005b062b" officeooo:paragraph-rsid="005bb3e4"/>
    </style:style>
    <style:style style:name="P51" style:family="paragraph" style:parent-style-name="Standard">
      <style:text-properties officeooo:paragraph-rsid="0062899d"/>
    </style:style>
    <style:style style:name="P52"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53" style:family="paragraph" style:parent-style-name="Standard">
      <loext:graphic-properties draw:fill="none"/>
      <style:paragraph-properties fo:margin-left="0in" fo:margin-right="0in" fo:text-indent="0in" style:auto-text-indent="false" fo:background-color="transparent"/>
    </style:style>
    <style:style style:name="P54" style:family="paragraph" style:parent-style-name="Text_20_body">
      <style:text-properties officeooo:paragraph-rsid="006827e6"/>
    </style:style>
    <style:style style:name="P55" style:family="paragraph" style:parent-style-name="Heading_20_2" style:list-style-name=""/>
    <style:style style:name="P56" style:family="paragraph" style:parent-style-name="Heading_20_2">
      <style:paragraph-properties fo:break-before="page"/>
    </style:style>
    <style:style style:name="P57" style:family="paragraph" style:parent-style-name="Heading_20_3" style:list-style-name="">
      <style:text-properties officeooo:rsid="004deb9a" officeooo:paragraph-rsid="004deb9a"/>
    </style:style>
    <style:style style:name="P58" style:family="paragraph" style:parent-style-name="Heading_20_3">
      <style:paragraph-properties fo:break-before="page"/>
      <style:text-properties officeooo:rsid="004deb9a" officeooo:paragraph-rsid="004deb9a"/>
    </style:style>
    <style:style style:name="P59" style:family="paragraph" style:parent-style-name="Heading_20_3">
      <style:text-properties officeooo:paragraph-rsid="002b2350"/>
    </style:style>
    <style:style style:name="P60" style:family="paragraph" style:parent-style-name="Heading_20_3">
      <style:text-properties officeooo:paragraph-rsid="003931c6"/>
    </style:style>
    <style:style style:name="P61" style:family="paragraph" style:parent-style-name="Heading_20_3">
      <style:text-properties officeooo:paragraph-rsid="006c66b5"/>
    </style:style>
    <style:style style:name="P62" style:family="paragraph" style:parent-style-name="Heading_20_4">
      <style:text-properties officeooo:rsid="000c27ef" officeooo:paragraph-rsid="000c27ef"/>
    </style:style>
    <style:style style:name="P63" style:family="paragraph" style:parent-style-name="Heading_20_4">
      <style:text-properties officeooo:paragraph-rsid="0064cb1e"/>
    </style:style>
    <style:style style:name="P64" style:family="paragraph" style:parent-style-name="Standard">
      <style:text-properties officeooo:paragraph-rsid="006bf76a"/>
    </style:style>
    <style:style style:name="P65" style:family="paragraph" style:parent-style-name="Standard">
      <style:text-properties officeooo:paragraph-rsid="006c66b5"/>
    </style:style>
    <style:style style:name="P66" style:family="paragraph" style:parent-style-name="Standard">
      <style:text-properties officeooo:paragraph-rsid="000a9dfa"/>
    </style:style>
    <style:style style:name="P67" style:family="paragraph" style:parent-style-name="Standard">
      <style:text-properties officeooo:paragraph-rsid="006ea336"/>
    </style:style>
    <style:style style:name="P68" style:family="paragraph" style:parent-style-name="Standard">
      <style:text-properties officeooo:rsid="006ea336" officeooo:paragraph-rsid="006ea336"/>
    </style:style>
    <style:style style:name="P69" style:family="paragraph" style:parent-style-name="Standard">
      <style:text-properties officeooo:paragraph-rsid="0072c884"/>
    </style:style>
    <style:style style:name="P70" style:family="paragraph" style:parent-style-name="Standard">
      <style:text-properties officeooo:paragraph-rsid="004373b6"/>
    </style:style>
    <style:style style:name="P71" style:family="paragraph" style:parent-style-name="Standard">
      <style:text-properties officeooo:rsid="005925ff" officeooo:paragraph-rsid="005925ff"/>
    </style:style>
    <style:style style:name="P72" style:family="paragraph" style:parent-style-name="Standard">
      <style:text-properties officeooo:rsid="005925ff" officeooo:paragraph-rsid="0076e903"/>
    </style:style>
    <style:style style:name="P73" style:family="paragraph" style:parent-style-name="Standard">
      <style:text-properties officeooo:rsid="005925ff" officeooo:paragraph-rsid="005b062b"/>
    </style:style>
    <style:style style:name="P74" style:family="paragraph" style:parent-style-name="Standard">
      <style:text-properties officeooo:rsid="005b062b" officeooo:paragraph-rsid="0076e903"/>
    </style:style>
    <style:style style:name="P75" style:family="paragraph" style:parent-style-name="Standard">
      <style:text-properties officeooo:rsid="005b062b" officeooo:paragraph-rsid="005b062b"/>
    </style:style>
    <style:style style:name="P76" style:family="paragraph" style:parent-style-name="Standard">
      <style:text-properties officeooo:paragraph-rsid="0078e77e"/>
    </style:style>
    <style:style style:name="P77" style:family="paragraph" style:parent-style-name="Standard">
      <style:text-properties officeooo:paragraph-rsid="007968b1"/>
    </style:style>
    <style:style style:name="P78" style:family="paragraph" style:parent-style-name="Text_20_body">
      <style:text-properties officeooo:rsid="0066fcbf" officeooo:paragraph-rsid="006c66b5"/>
    </style:style>
    <style:style style:name="P79" style:family="paragraph" style:parent-style-name="Text_20_body">
      <style:text-properties officeooo:paragraph-rsid="006827e6"/>
    </style:style>
    <style:style style:name="P80" style:family="paragraph" style:parent-style-name="Text_20_body">
      <style:text-properties officeooo:paragraph-rsid="006c66b5"/>
    </style:style>
    <style:style style:name="P81" style:family="paragraph" style:parent-style-name="Text_20_body">
      <style:paragraph-properties style:writing-mode="lr-tb"/>
      <style:text-properties officeooo:paragraph-rsid="007abacf"/>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2f07f6"/>
    </style:style>
    <style:style style:name="T34" style:family="text">
      <style:text-properties officeooo:rsid="0030b0e5"/>
    </style:style>
    <style:style style:name="T35" style:family="text">
      <style:text-properties officeooo:rsid="00321dd0"/>
    </style:style>
    <style:style style:name="T36" style:family="text">
      <style:text-properties officeooo:rsid="00333413"/>
    </style:style>
    <style:style style:name="T37" style:family="text">
      <style:text-properties officeooo:rsid="0033f2d9"/>
    </style:style>
    <style:style style:name="T38" style:family="text">
      <style:text-properties officeooo:rsid="00355493"/>
    </style:style>
    <style:style style:name="T39" style:family="text">
      <style:text-properties officeooo:rsid="00368316"/>
    </style:style>
    <style:style style:name="T40" style:family="text">
      <style:text-properties officeooo:rsid="00376679"/>
    </style:style>
    <style:style style:name="T41" style:family="text">
      <style:text-properties officeooo:rsid="003931c6"/>
    </style:style>
    <style:style style:name="T42" style:family="text">
      <style:text-properties officeooo:rsid="003bc544"/>
    </style:style>
    <style:style style:name="T43" style:family="text">
      <style:text-properties officeooo:rsid="003dc53f"/>
    </style:style>
    <style:style style:name="T44" style:family="text">
      <style:text-properties officeooo:rsid="003efd95"/>
    </style:style>
    <style:style style:name="T45" style:family="text">
      <style:text-properties officeooo:rsid="0040274b"/>
    </style:style>
    <style:style style:name="T46" style:family="text">
      <style:text-properties officeooo:rsid="00412c10"/>
    </style:style>
    <style:style style:name="T47" style:family="text">
      <style:text-properties officeooo:rsid="00428b92"/>
    </style:style>
    <style:style style:name="T48" style:family="text">
      <style:text-properties officeooo:rsid="004be34d"/>
    </style:style>
    <style:style style:name="T49" style:family="text">
      <style:text-properties officeooo:rsid="004deb9a"/>
    </style:style>
    <style:style style:name="T50" style:family="text">
      <style:text-properties officeooo:rsid="004faa64"/>
    </style:style>
    <style:style style:name="T51" style:family="text">
      <style:text-properties officeooo:rsid="005105a9"/>
    </style:style>
    <style:style style:name="T52" style:family="text">
      <style:text-properties officeooo:rsid="0052f913"/>
    </style:style>
    <style:style style:name="T53" style:family="text">
      <style:text-properties officeooo:rsid="0055c2c5"/>
    </style:style>
    <style:style style:name="T54" style:family="text">
      <style:text-properties officeooo:rsid="0057ec30"/>
    </style:style>
    <style:style style:name="T55" style:family="text">
      <style:text-properties officeooo:rsid="005925ff"/>
    </style:style>
    <style:style style:name="T56" style:family="text">
      <style:text-properties officeooo:rsid="00599152"/>
    </style:style>
    <style:style style:name="T57" style:family="text">
      <style:text-properties officeooo:rsid="005b062b"/>
    </style:style>
    <style:style style:name="T58" style:family="text">
      <style:text-properties officeooo:rsid="005fb3f9"/>
    </style:style>
    <style:style style:name="T59" style:family="text">
      <style:text-properties officeooo:rsid="00601aaa"/>
    </style:style>
    <style:style style:name="T60" style:family="text">
      <style:text-properties officeooo:rsid="0061e204"/>
    </style:style>
    <style:style style:name="T61" style:family="text">
      <style:text-properties officeooo:rsid="0062899d"/>
    </style:style>
    <style:style style:name="T62" style:family="text">
      <style:text-properties officeooo:rsid="0063105e"/>
    </style:style>
    <style:style style:name="T63" style:family="text">
      <style:text-properties officeooo:rsid="006337b4"/>
    </style:style>
    <style:style style:name="T64" style:family="text">
      <style:text-properties officeooo:rsid="006370b1"/>
    </style:style>
    <style:style style:name="T65" style:family="text">
      <style:text-properties officeooo:rsid="0064cb1e"/>
    </style:style>
    <style:style style:name="T66" style:family="text">
      <style:text-properties officeooo:rsid="0065f314"/>
    </style:style>
    <style:style style:name="T67" style:family="text">
      <style:text-properties officeooo:rsid="0065f339"/>
    </style:style>
    <style:style style:name="T68" style:family="text">
      <style:text-properties officeooo:rsid="006610b8"/>
    </style:style>
    <style:style style:name="T69" style:family="text">
      <style:text-properties officeooo:rsid="0066fcbf"/>
    </style:style>
    <style:style style:name="T70" style:family="text">
      <style:text-properties officeooo:rsid="006cc65e"/>
    </style:style>
    <style:style style:name="T71" style:family="text">
      <style:text-properties officeooo:rsid="006ea336"/>
    </style:style>
    <style:style style:name="T72" style:family="text">
      <style:text-properties officeooo:rsid="006ebc94"/>
    </style:style>
    <style:style style:name="T73" style:family="text">
      <style:text-properties officeooo:rsid="00711e1c"/>
    </style:style>
    <style:style style:name="T74" style:family="text">
      <style:text-properties officeooo:rsid="0072c884"/>
    </style:style>
    <style:style style:name="T75" style:family="text">
      <style:text-properties officeooo:rsid="007398cf"/>
    </style:style>
    <style:style style:name="T76" style:family="text">
      <style:text-properties officeooo:rsid="0074bc46"/>
    </style:style>
    <style:style style:name="T77" style:family="text">
      <style:text-properties officeooo:rsid="0076e903"/>
    </style:style>
    <style:style style:name="T78" style:family="text">
      <style:text-properties officeooo:rsid="0078e77e"/>
    </style:style>
    <style:style style:name="T79" style:family="text">
      <style:text-properties officeooo:rsid="007968b1"/>
    </style:style>
    <style:style style:name="T80" style:family="text">
      <style:text-properties officeooo:rsid="007abacf"/>
    </style:style>
    <style:style style:name="T8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8">Y</text:span><text:span text:style-name="T1">COMP </text:span>SYNTAX</text:p>
      <text:p text:style-name="Subtitle">Draft <text:span text:style-name="T19">#1</text:span></text:p>
      <text:p text:style-name="Standard"/>
      <text:p text:style-name="P17"><text:s text:c="2"/>Syntax of the p<text:span text:style-name="T48">y</text:span>comp source file. <text:span text:style-name="T9">Subject to change for now.</text:span> <text:s/><text:span text:style-name="T20">(</text:span><text:span text:style-name="T48">24/</text:span><text:span text:style-name="T20">jul/2025) </text:span><text:span text:style-name="T49">This </text:span><text:span text:style-name="T52">compiler is </text:span><text:span text:style-name="T49">a descendant of the p - compiler YACC project. The parser is modified from LALR to a no limits look-ahead, and re-implemented in pure python. </text:span><text:span text:style-name="T53">View comments for completion information.</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657_993556762" text:style-name="Index_20_Link" text:visited-style-name="Index_20_Link">Theory of operation:<text:tab/>3</text:a></text:p>
          <text:p text:style-name="P28"><text:a xlink:type="simple" xlink:href="#__RefHeading___Toc1438_4109188922" text:style-name="Index_20_Link" text:visited-style-name="Index_20_Link">Overall structure<text:tab/>3</text:a></text:p>
          <text:p text:style-name="P28"><text:a xlink:type="simple" xlink:href="#__RefHeading___Toc1563_791284443" text:style-name="Index_20_Link" text:visited-style-name="Index_20_Link">Quick Spec<text:tab/>3</text:a></text:p>
          <text:p text:style-name="P28"><text:a xlink:type="simple" xlink:href="#__RefHeading___Toc1440_4109188922" text:style-name="Index_20_Link" text:visited-style-name="Index_20_Link">Comments:<text:tab/>3</text:a></text:p>
          <text:p text:style-name="P28"><text:a xlink:type="simple" xlink:href="#__RefHeading___Toc1442_4109188922" text:style-name="Index_20_Link" text:visited-style-name="Index_20_Link">Doc comments:<text:tab/>3</text:a></text:p>
          <text:p text:style-name="P28"><text:a xlink:type="simple" xlink:href="#__RefHeading___Toc1444_4109188922" text:style-name="Index_20_Link" text:visited-style-name="Index_20_Link">Line continuation:<text:tab/>4</text:a></text:p>
          <text:p text:style-name="P28"><text:a xlink:type="simple" xlink:href="#__RefHeading___Toc1446_4109188922" text:style-name="Index_20_Link" text:visited-style-name="Index_20_Link">Platform statement(s):<text:tab/>4</text:a></text:p>
          <text:p text:style-name="P27"><text:a xlink:type="simple" xlink:href="#__RefHeading___Toc1448_4109188922" text:style-name="Index_20_Link" text:visited-style-name="Index_20_Link">Language Statements<text:tab/>4</text:a></text:p>
          <text:p text:style-name="P28"><text:a xlink:type="simple" xlink:href="#__RefHeading___Toc1543_791284443" text:style-name="Index_20_Link" text:visited-style-name="Index_20_Link">Import statement(s):<text:tab/>4</text:a></text:p>
          <text:p text:style-name="P28"><text:a xlink:type="simple" xlink:href="#__RefHeading___Toc1545_791284443" text:style-name="Index_20_Link" text:visited-style-name="Index_20_Link">Functions:<text:tab/>4</text:a></text:p>
          <text:p text:style-name="P28"><text:a xlink:type="simple" xlink:href="#__RefHeading___Toc1547_791284443" text:style-name="Index_20_Link" text:visited-style-name="Index_20_Link">Loop statement:<text:tab/>4</text:a></text:p>
          <text:p text:style-name="P28"><text:a xlink:type="simple" xlink:href="#__RefHeading___Toc1549_791284443" text:style-name="Index_20_Link" text:visited-style-name="Index_20_Link">Conditionals:<text:tab/>4</text:a></text:p>
          <text:p text:style-name="P28"><text:a xlink:type="simple" xlink:href="#__RefHeading___Toc1551_791284443" text:style-name="Index_20_Link" text:visited-style-name="Index_20_Link">Execution Transfer:<text:tab/>4</text:a></text:p>
          <text:p text:style-name="P28"><text:a xlink:type="simple" xlink:href="#__RefHeading___Toc1450_4109188922" text:style-name="Index_20_Link" text:visited-style-name="Index_20_Link">Label declaration:<text:tab/>4</text:a></text:p>
          <text:p text:style-name="P28"><text:a xlink:type="simple" xlink:href="#__RefHeading___Toc1553_791284443" text:style-name="Index_20_Link" text:visited-style-name="Index_20_Link">Data declarations:<text:tab/>4</text:a></text:p>
          <text:p text:style-name="P29"><text:a xlink:type="simple" xlink:href="#__RefHeading___Toc1452_4109188922" text:style-name="Index_20_Link" text:visited-style-name="Index_20_Link">Builtin Types:<text:tab/>5</text:a></text:p>
          <text:p text:style-name="P29"><text:a xlink:type="simple" xlink:href="#__RefHeading___Toc1454_4109188922" text:style-name="Index_20_Link" text:visited-style-name="Index_20_Link">Custom types:<text:tab/>5</text:a></text:p>
          <text:p text:style-name="P29"><text:a xlink:type="simple" xlink:href="#__RefHeading___Toc1456_4109188922" text:style-name="Index_20_Link" text:visited-style-name="Index_20_Link">Aggregates:<text:tab/>5</text:a></text:p>
          <text:p text:style-name="P29"><text:a xlink:type="simple" xlink:href="#__RefHeading___Toc1458_4109188922" text:style-name="Index_20_Link" text:visited-style-name="Index_20_Link">Data attributes:<text:tab/>5</text:a></text:p>
          <text:p text:style-name="P28"><text:a xlink:type="simple" xlink:href="#__RefHeading___Toc1462_4109188922" text:style-name="Index_20_Link" text:visited-style-name="Index_20_Link">Constant Strings:<text:tab/>5</text:a></text:p>
          <text:p text:style-name="P27"><text:a xlink:type="simple" xlink:href="#__RefHeading___Toc1466_4109188922" text:style-name="Index_20_Link" text:visited-style-name="Index_20_Link">Functions:<text:tab/>5</text:a></text:p>
          <text:p text:style-name="P27"><text:a xlink:type="simple" xlink:href="#__RefHeading___Toc1468_4109188922" text:style-name="Index_20_Link" text:visited-style-name="Index_20_Link">Allocations:<text:tab/>6</text:a></text:p>
          <text:p text:style-name="P28"><text:a xlink:type="simple" xlink:href="#__RefHeading___Toc1470_4109188922" text:style-name="Index_20_Link" text:visited-style-name="Index_20_Link">Exceptions:<text:tab/>6</text:a></text:p>
          <text:p text:style-name="P28"><text:a xlink:type="simple" xlink:href="#__RefHeading___Toc1472_4109188922" text:style-name="Index_20_Link" text:visited-style-name="Index_20_Link">Expressions:<text:tab/>6</text:a></text:p>
          <text:p text:style-name="P28"><text:a xlink:type="simple" xlink:href="#__RefHeading___Toc1474_4109188922" text:style-name="Index_20_Link" text:visited-style-name="Index_20_Link">Type conversions:<text:tab/>6</text:a></text:p>
          <text:p text:style-name="P28"><text:a xlink:type="simple" xlink:href="#__RefHeading___Toc1476_4109188922" text:style-name="Index_20_Link" text:visited-style-name="Index_20_Link">Grouping:<text:tab/>7</text:a></text:p>
          <text:p text:style-name="P28"><text:a xlink:type="simple" xlink:href="#__RefHeading___Toc1478_4109188922" text:style-name="Index_20_Link" text:visited-style-name="Index_20_Link">Unary operators:<text:tab/>7</text:a></text:p>
          <text:p text:style-name="P28"><text:a xlink:type="simple" xlink:href="#__RefHeading___Toc1480_4109188922" text:style-name="Index_20_Link" text:visited-style-name="Index_20_Link">Binary operators:<text:tab/>7</text:a></text:p>
          <text:p text:style-name="P28"><text:a xlink:type="simple" xlink:href="#__RefHeading___Toc1555_791284443" text:style-name="Index_20_Link" text:visited-style-name="Index_20_Link">Binary Logical operators:<text:tab/>7</text:a></text:p>
          <text:p text:style-name="P28"><text:a xlink:type="simple" xlink:href="#__RefHeading___Toc1486_4109188922" text:style-name="Index_20_Link" text:visited-style-name="Index_20_Link">Binary Bit wise operators:<text:tab/>7</text:a></text:p>
          <text:p text:style-name="P28"><text:a xlink:type="simple" xlink:href="#__RefHeading___Toc1488_4109188922" text:style-name="Index_20_Link" text:visited-style-name="Index_20_Link">Conditionals:<text:tab/>8</text:a></text:p>
          <text:p text:style-name="P29"><text:a xlink:type="simple" xlink:href="#__RefHeading___Toc1490_4109188922" text:style-name="Index_20_Link" text:visited-style-name="Index_20_Link">Assignments:<text:tab/>8</text:a></text:p>
          <text:p text:style-name="P29"><text:a xlink:type="simple" xlink:href="#__RefHeading___Toc1492_4109188922" text:style-name="Index_20_Link" text:visited-style-name="Index_20_Link">Conditional elements:<text:tab/>8</text:a></text:p>
          <text:p text:style-name="P29"><text:a xlink:type="simple" xlink:href="#__RefHeading___Toc1494_4109188922" text:style-name="Index_20_Link" text:visited-style-name="Index_20_Link">Looping statement:<text:tab/>8</text:a></text:p>
          <text:p text:style-name="P29"><text:a xlink:type="simple" xlink:href="#__RefHeading___Toc1496_4109188922" text:style-name="Index_20_Link" text:visited-style-name="Index_20_Link"><text:s/>Execution control:<text:tab/>8</text:a></text:p>
          <text:p text:style-name="P27"><text:soft-page-break/><text:a xlink:type="simple" xlink:href="#__RefHeading___Toc1500_4109188922" text:style-name="Index_20_Link" text:visited-style-name="Index_20_Link"><text:s/>Preprocessing:<text:tab/>9</text:a></text:p>
          <text:p text:style-name="P27"><text:a xlink:type="simple" xlink:href="#__RefHeading___Toc1532_1612502148" text:style-name="Index_20_Link" text:visited-style-name="Index_20_Link">Command line:<text:tab/>12</text:a></text:p>
          <text:p text:style-name="P28"><text:a xlink:type="simple" xlink:href="#__RefHeading___Toc1502_4109188922" text:style-name="Index_20_Link" text:visited-style-name="Index_20_Link">Comand line arguments:<text:tab/>12</text:a></text:p>
        </text:index-body>
      </text:table-of-content>
      <text:h text:style-name="P57" text:outline-level="3"/>
      <text:h text:style-name="P58" text:outline-level="3"><text:bookmark-start text:name="__RefHeading___Toc1657_993556762"/>Theory of operation:<text:bookmark-end text:name="__RefHeading___Toc1657_993556762"/></text:h>
      <text:p text:style-name="P40"><text:s text:c="2"/><text:span text:style-name="T49">The lexer unit creates an array of tokens. </text:span><text:span text:style-name="T50">The lexer has states for stings, </text:span><text:span text:style-name="T49">This </text:span><text:span text:style-name="T50">array </text:span><text:span text:style-name="T49">is scanned recursively for expressions. </text:span><text:span text:style-name="T50">The </text:span><text:span text:style-name="T51">highest priority / </text:span><text:span text:style-name="T50">first / longest matching expression is then evaluated.</text:span><text:span text:style-name="T50"><office:annotation loext:resolved="false"><dc:creator>Peter Glen</dc:creator><dc:date>2025-07-24T17:30:43.777997530</dc:date><meta:creator-initials>PG</meta:creator-initials><text:p text:style-name="P82"><text:span text:style-name="T81">Partially complete </text:span></text:p></office:annotation></text:span></text:p>
      <text:h text:style-name="Heading_20_3" text:outline-level="3"><text:bookmark-start text:name="__RefHeading___Toc1438_4109188922"/>Overall structure:<text:bookmark-end text:name="__RefHeading___Toc1438_4109188922"/></text:h>
      <text:p text:style-name="P39">PCOMP is a low – <text:span text:style-name="T53">mid – high </text:span>level compiler aiming for multi platform deployment, without the baggage of legacy systems. It inherits a significant portion of ideas from assembly, ‘C’ and python while generating extremely fast assembler / machine code.</text:p>
      <text:h text:style-name="Heading_20_3" text:outline-level="3"><text:bookmark-start text:name="__RefHeading___Toc1563_791284443"/>Quick Spec:<text:bookmark-end text:name="__RefHeading___Toc1563_791284443"/></text:h>
      <text:p text:style-name="P17"><text:span text:style-name="T11">Quick</text:span><text:span text:style-name="T10"> Spec </text:span><text:span text:style-name="T11">Notation:</text:span><text:span text:style-name="T10"> SP=white space NL=newline |=alternate <text:s/>...=more items *</text:span><text:span text:style-name="T12">=any characters</text:span></text:p>
      <text:p text:style-name="P17"><text:span text:style-name="T21">A ‘p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text:p>
          </table:table-cell>
        </table:table-row>
        <table:table-row>
          <table:table-cell table:style-name="Table1.A2" office:value-type="string">
            <text:p text:style-name="P4"><text:s text:c="8"/>platform statement(s)</text:p>
          </table:table-cell>
          <table:table-cell table:style-name="Table1.B2" office:value-type="string">
            <text:p text:style-name="P18">str</text:p>
          </table:table-cell>
          <table:table-cell table:style-name="Table1.C2" office:value-type="string">
            <text:p text:style-name="P18">x86_64</text:p>
          </table:table-cell>
        </table:table-row>
        <table:table-row>
          <table:table-cell table:style-name="Table1.A2" office:value-type="string">
            <text:p text:style-name="P4"><text:s text:c="8"/>import statement(s)</text:p>
          </table:table-cell>
          <table:table-cell table:style-name="Table1.B2" office:value-type="string">
            <text:p text:style-name="P18">%import filename</text:p>
          </table:table-cell>
          <table:table-cell table:style-name="Table1.C2" office:value-type="string">
            <text:p text:style-name="P18">%import filename</text:p>
          </table:table-cell>
        </table:table-row>
        <table:table-row>
          <table:table-cell table:style-name="Table1.A2" office:value-type="string">
            <text:p text:style-name="P4"><text:s text:c="8"/>debug statement(s)</text:p>
          </table:table-cell>
          <table:table-cell table:style-name="Table1.B2" office:value-type="string">
            <text:p text:style-name="P18">tbd</text:p>
          </table:table-cell>
          <table:table-cell table:style-name="Table1.C2" office:value-type="string">
            <text:p text:style-name="P19">tbd</text:p>
          </table:table-cell>
        </table:table-row>
        <table:table-row>
          <table:table-cell table:style-name="Table1.A2" office:value-type="string">
            <text:p text:style-name="P4"><text:s text:c="8"/>comment(s)</text:p>
          </table:table-cell>
          <table:table-cell table:style-name="Table1.B2" office:value-type="string">
            <text:p text:style-name="P12">#*NL | // *</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 | ///</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22">t</text:span>ype <text:span text:style-name="T22">varname {</text:span>vardecl .. <text:span text:style-name="T22">}</text:span></text:p>
          </table:table-cell>
          <table:table-cell table:style-name="Table1.C2" office:value-type="string">
            <text:p text:style-name="P18">T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8">U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8">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9">V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9">( u32:aa=1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8">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8">var <text:s/>= func (bb) </text:p>
          </table:table-cell>
        </table:table-row>
      </table:table>
      <text:p text:style-name="Standard"/>
      <text:h text:style-name="Heading_20_3" text:outline-level="3"><text:bookmark-start text:name="__RefHeading___Toc1440_4109188922"/>Comments:<text:bookmark-end text:name="__RefHeading___Toc1440_4109188922"/></text:h>
      <text:p text:style-name="Standard"/>
      <text:p text:style-name="P20"><text:s text:c="8"/><text:span text:style-name="T24">from </text:span># <text:span text:style-name="T13">to the end of line </text:span></text:p>
      <text:p text:style-name="Standard"><text:s text:c="8"/>from // to end of line</text:p>
      <text:p text:style-name="Standard"><text:s text:c="8"/>between <text:s text:c="3"/>/* */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2_4109188922"/>Doc comments:<text:bookmark-end text:name="__RefHeading___Toc1442_4109188922"/></text:h>
      <text:p text:style-name="Standard"/>
      <text:p text:style-name="Standard"><text:s text:c="8"/>from <text:s text:c="3"/>## to the end of line</text:p>
      <text:p text:style-name="Standard"><text:soft-page-break/><text:s text:c="8"/>from <text:s text:c="3"/>/// to end of line</text:p>
      <text:p text:style-name="P21"><text:s text:c="8"/>between /** <text:s/>*/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4_4109188922"/>Line continuation:<text:bookmark-end text:name="__RefHeading___Toc1444_4109188922"/></text:h>
      <text:p text:style-name="Standard"/>
      <text:p text:style-name="Standard"><text:s text:c="4"/>Lines are continued on the next line if backslash is at the end.</text:p>
      <text:p text:style-name="Standard"><text:span text:style-name="T4"><text:tab/></text:span><text:span text:style-name="T5">(</text:span> Trailing spaces are discarded ?<text:span text:style-name="T25">)</text:span></text:p>
      <text:p text:style-name="Standard"/>
      <text:h text:style-name="Heading_20_3" text:outline-level="3"><text:bookmark-start text:name="__RefHeading___Toc1446_4109188922"/>Platform statement(s):<text:bookmark-end text:name="__RefHeading___Toc1446_4109188922"/></text:h>
      <text:p text:style-name="Standard"/>
      <text:p text:style-name="P21"><text:s text:c="4"/>platform_name <text:s/>native / cross</text:p>
      <text:p text:style-name="P21"/>
      <text:p text:style-name="P21">The generated code <text:span text:style-name="T25">is x86_64 native by default.</text:span></text:p>
      <text:p text:style-name="Standard"><text:s text:c="4"/></text:p>
      <text:h text:style-name="Heading_20_2" text:outline-level="2"><text:bookmark-start text:name="__RefHeading___Toc1448_4109188922"/>Language Statements<text:bookmark-end text:name="__RefHeading___Toc1448_4109188922"/></text:h>
      <text:h text:style-name="Heading_20_3" text:outline-level="3"><text:bookmark-start text:name="__RefHeading___Toc1543_791284443"/>Import statement(s):<text:bookmark-end text:name="__RefHeading___Toc1543_791284443"/></text:h>
      <text:p text:style-name="Standard"/>
      <text:p text:style-name="Standard"><text:s text:c="4"/>Import interface from source file or interface file. %<text:span text:style-name="T25">import </text:span></text:p>
      <text:h text:style-name="Heading_20_3" text:outline-level="3"><text:bookmark-start text:name="__RefHeading___Toc1545_791284443"/>Functions:<text:bookmark-end text:name="__RefHeading___Toc1545_791284443"/></text:h>
      <text:p text:style-name="P26">Func ( arguments) { function body return statement )</text:p>
      <text:h text:style-name="Heading_20_3" text:outline-level="3"><text:bookmark-start text:name="__RefHeading___Toc1547_791284443"/>Loop statement: <text:bookmark-end text:name="__RefHeading___Toc1547_791284443"/></text:h>
      <text:p text:style-name="P23">The loop is a construct that loops forever. Terminating the loop can be done by the break condition.</text:p>
      <text:p text:style-name="P23"/>
      <text:p text:style-name="P23">Syntax: loop {loop_body}</text:p>
      <text:h text:style-name="Heading_20_3" text:outline-level="3"><text:bookmark-start text:name="__RefHeading___Toc1549_791284443"/>Conditionals:<text:bookmark-end text:name="__RefHeading___Toc1549_791284443"/></text:h>
      <text:p text:style-name="P24">Syntax: <text:s text:c="3"/>if (condition) {if_body} elif (condition) {elif_body} else {else_body}</text:p>
      <text:h text:style-name="P59" text:outline-level="3"><text:bookmark-start text:name="__RefHeading___Toc1551_791284443"/><text:span text:style-name="T32">Execution Transfer</text:span>:<text:bookmark-end text:name="__RefHeading___Toc1551_791284443"/></text:h>
      <text:p text:style-name="P25">Call function_name(args)</text:p>
      <text:p text:style-name="P25">goto <text:s text:c="2"/>: label <text:span text:style-name="T33">s</text:span>:</text:p>
      <text:h text:style-name="Heading_20_3" text:outline-level="3"><text:bookmark-start text:name="__RefHeading___Toc1450_4109188922"/>Label declaration:<text:bookmark-end text:name="__RefHeading___Toc1450_4109188922"/></text:h>
      <text:p text:style-name="Standard">: <text:span text:style-name="T32">label_name</text:span></text:p>
      <text:h text:style-name="P59" text:outline-level="3"><text:soft-page-break/></text:h>
      <text:h text:style-name="P59" text:outline-level="3"><text:bookmark-start text:name="__RefHeading___Toc1553_791284443"/>Data declarations:<text:bookmark-end text:name="__RefHeading___Toc1553_791284443"/></text:h>
      <text:p text:style-name="P66"><text:s/><text:span text:style-name="T71">There are only initialized variables. This decision was made as a prevention of a particular class of bugs involving uninitialized data.</text:span></text:p>
      <text:p text:style-name="P66"/>
      <text:p text:style-name="P66"><text:s text:c="4"/>Type<text:span text:style-name="T71">N</text:span><text:span text:style-name="T14">ame </text:span>: <text:span text:style-name="T71">V</text:span>ar<text:span text:style-name="T71">N</text:span>ame = initval </text:p>
      <text:p text:style-name="P66"/>
      <text:p text:style-name="P66"><text:s/><text:span text:style-name="T71">Expanded var declaration:</text:span></text:p>
      <text:p text:style-name="P66"/>
      <text:p text:style-name="P67"><text:s text:c="4"/>Type<text:span text:style-name="T71">N</text:span><text:span text:style-name="T14">ame </text:span>: <text:span text:style-name="T71">V</text:span>ar<text:span text:style-name="T71">N</text:span>ame = initval <text:span text:style-name="T71">[Varname2 = initval2]</text:span></text:p>
      <text:p text:style-name="P67"/>
      <text:p text:style-name="P68">Declaration terminates at the end of line or <text:span text:style-name="T72">terminated by</text:span> a semi-colon;</text:p>
      <text:p text:style-name="P68"/>
      <text:p text:style-name="P67"><text:s text:c="4"/>Type<text:span text:style-name="T71">N</text:span><text:span text:style-name="T14">ame </text:span>: <text:span text:style-name="T71">V</text:span>ar<text:span text:style-name="T71">N</text:span>ame = initval ; <text:span text:style-name="T71">TypeName3 Varname3 = initval3</text:span></text:p>
      <text:p text:style-name="P67"/>
      <text:h text:style-name="Heading_20_4" text:outline-level="4"><text:bookmark-start text:name="__RefHeading___Toc1452_4109188922"/><text:span text:style-name="T25">Builtin T</text:span>ypes:<text:bookmark-end text:name="__RefHeading___Toc1452_4109188922"/></text:h>
      <text:p text:style-name="Standard"><text:tab/>u8 u16 u32 u64 <text:s/><text:span text:style-name="T67">u128</text:span> <text:s text:c="5"/><text:tab/><text:tab/>Unsigned integers <text:span text:style-name="T74">(8 / 16 /32 …. bits)</text:span></text:p>
      <text:p text:style-name="P69"><text:s text:c="4"/><text:tab/>s8 s16 s32 <text:s/>s64 <text:s/><text:span text:style-name="T67">s128</text:span> <text:s text:c="2"/><text:tab/><text:tab/>Signed integers <text:span text:style-name="T74">(8 / 16 /32 …. bits)</text:span></text:p>
      <text:p text:style-name="Standard"><text:s text:c="4"/><text:tab/>single double quad <text:span text:style-name="T73">octa</text:span> <text:s text:c="2"/><text:tab/><text:tab/>Floating point types <text:span text:style-name="T73">(with of 1, 2, 4 …. floats) </text:span></text:p>
      <text:p text:style-name="P37"><text:tab/><text:span text:style-name="T46">function<text:tab/><text:tab/><text:tab/><text:tab/></text:span><text:span text:style-name="T74">Pointer to </text:span><text:span text:style-name="T75">a </text:span><text:span text:style-name="T74">function </text:span></text:p>
      <text:p text:style-name="P41"><text:tab/>* <text:span text:style-name="T68">p</text:span>ointer <text:tab/><text:tab/><text:tab/><text:tab/><text:span text:style-name="T68">P</text:span>ointer to <text:span text:style-name="T75">a </text:span>variable<text:tab/><text:tab/></text:p>
      <text:h text:style-name="Heading_20_4" text:outline-level="4"><text:bookmark-start text:name="__RefHeading___Toc1454_4109188922"/>Custom types:<text:bookmark-end text:name="__RefHeading___Toc1454_4109188922"/></text:h>
      <text:p text:style-name="P13"><text:s text:c="3"/><text:tab/><text:span text:style-name="T54">t</text:span><text:span text:style-name="T3">ype</text:span> <text:span text:style-name="T76">T</text:span><text:span text:style-name="T15">ype</text:span><text:span text:style-name="T76">N</text:span><text:span text:style-name="T15">ame </text:span><text:span text:style-name="T16">{ </text:span><text:span text:style-name="T47">other_</text:span><text:span text:style-name="T16">type_name:</text:span>var_name1 .... <text:span text:style-name="T16">}</text:span></text:p>
      <text:h text:style-name="P62" text:outline-level="4"><text:bookmark-start text:name="__RefHeading___Toc1456_4109188922"/>Aggregates:<text:bookmark-end text:name="__RefHeading___Toc1456_4109188922"/></text:h>
      <text:p text:style-name="P10"><text:s text:c="3"/><text:tab/><text:span text:style-name="T54">aggr </text:span><text:span text:style-name="T17">type_name : var_name </text:span><text:span text:style-name="T54">[ member </text:span><text:span text:style-name="T17">= val </text:span><text:span text:style-name="T54">]</text:span><text:span text:style-name="T17"> </text:span></text:p>
      <text:h text:style-name="Heading_20_4" text:outline-level="4" text:is-list-header="true"><text:bookmark-start text:name="__RefHeading___Toc1458_4109188922"/>Data attributes:<text:bookmark-end text:name="__RefHeading___Toc1458_4109188922"/></text:h>
      <text:p text:style-name="P38"><text:s text:c="4"/><text:tab/>constant </text:p>
      <text:p text:style-name="P38"><text:tab/>volatile </text:p>
      <text:p text:style-name="P38"><text:tab/>static </text:p>
      <text:p text:style-name="P38"><text:tab/>external </text:p>
      <text:p text:style-name="P38"/>
      <text:h text:style-name="Heading_20_3" text:outline-level="3"><text:bookmark-start text:name="__RefHeading___Toc1462_4109188922"/>Constant Strings:<text:bookmark-end text:name="__RefHeading___Toc1462_4109188922"/></text:h>
      <text:p text:style-name="Standard"><text:s text:c="6"/>Between " and " <text:span text:style-name="T25">and <text:s/>/</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5">The escapes are much like in </text:span><text:span text:style-name="T69">any other language.</text:span></text:p>
      <text:p text:style-name="Standard"/>
      <text:p text:style-name="P22"><text:s text:c="8"/><text:tab/>\" \' </text:p>
      <text:p text:style-name="P22"><text:span text:style-name="T30"><text:tab/>\</text:span>r \n \a \t \b \v \f \e </text:p>
      <text:p text:style-name="P22"><text:soft-page-break/><text:tab/>\? \\ </text:p>
      <text:p text:style-name="Standard"/>
      <text:p text:style-name="Standard"><text:s text:c="8"/>\xXX \uUUUU</text:p>
      <text:p text:style-name="Standard"><text:s text:c="8"/>hex <text:s text:c="3"/>unicode</text:p>
      <text:h text:style-name="P55" text:outline-level="2"/>
      <text:h text:style-name="P56" text:outline-level="2"><text:bookmark-start text:name="__RefHeading___Toc1466_4109188922"/>Functions:<text:bookmark-end text:name="__RefHeading___Toc1466_4109188922"/></text:h>
      <text:p text:style-name="P36"><text:s text:c="4"/>func funcname () { <text:span text:style-name="T18">func</text:span><text:span text:style-name="T45">tion </text:span><text:span text:style-name="T18">body</text:span> }</text:p>
      <text:p text:style-name="P36"><text:s text:c="4"/>func funcname ( arg_declarelist ) { <text:span text:style-name="T18">func</text:span><text:span text:style-name="T45">tion </text:span><text:span text:style-name="T18">body</text:span> }</text:p>
      <text:p text:style-name="Standard"/>
      <text:p text:style-name="Standard"><text:s text:c="8"/>arg_declerelist:</text:p>
      <text:p text:style-name="Standard"><text:s text:c="12"/>type1 : var = init <text:s/><text:span text:style-name="T77">[</text:span>…<text:span text:style-name="T77">]</text:span></text:p>
      <text:p text:style-name="Standard"/>
      <text:p text:style-name="Standard"><text:s text:c="7"/><text:span text:style-name="T18">func</text:span><text:span text:style-name="T45">tion </text:span><text:span text:style-name="T18">body:</text:span></text:p>
      <text:p text:style-name="P36"><text:tab/><text:tab/>enter { <text:span text:style-name="T43">statements</text:span> }</text:p>
      <text:p text:style-name="P36"><text:s text:c="8"/><text:tab/><text:tab/>leave { <text:span text:style-name="T43">statements</text:span> }</text:p>
      <text:p text:style-name="P36"><text:s text:c="8"/><text:tab/><text:tab/><text:span text:style-name="T25">any valid statement</text:span></text:p>
      <text:p text:style-name="Standard"><text:tab/><text:tab/><text:span text:style-name="T25">return retval</text:span></text:p>
      <text:p text:style-name="Standard"/>
      <text:p text:style-name="P44"><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44"><text:s/><text:tab/></text:p>
      <text:p text:style-name="P45">Example:</text:p>
      <text:p text:style-name="P43"><text:tab/><text:span text:style-name="T55">func () </text:span></text:p>
      <text:p text:style-name="P44"><text:tab/> <text:s text:c="4"/>{</text:p>
      <text:p text:style-name="P44"><text:tab/><text:tab/><text:span text:style-name="T77">u</text:span>32 : loopx = 0</text:p>
      <text:p text:style-name="P44"><text:tab/><text:tab/>enter { print(“enter”}</text:p>
      <text:p text:style-name="P44"><text:tab/><text:tab/>leave { print(“<text:span text:style-name="T77">leave</text:span>”}</text:p>
      <text:p text:style-name="P44"><text:tab/><text:tab/>print(“function body”)<text:tab/></text:p>
      <text:p text:style-name="P44"><text:tab/> <text:s text:c="3"/><text:span text:style-name="T77">}</text:span></text:p>
      <text:h text:style-name="Heading_20_2" text:outline-level="2">Execution control:</text:h>
      <text:p text:style-name="P44"><text:tab/><text:span text:style-name="T57">Two</text:span> execution control mechanism<text:span text:style-name="T57">s</text:span>: loop <text:span text:style-name="T57">and if</text:span></text:p>
      <text:p text:style-name="P72"><text:tab/>The enter (clause) is executed on function entry. The leave (clause) is executed on function return. </text:p>
      <text:p text:style-name="P72"/>
      <text:p text:style-name="P72"><text:tab/>loop <text:tab/>{ </text:p>
      <text:p text:style-name="P72"><text:span text:style-name="T57"><text:tab/><text:tab/><text:tab/>e</text:span>nter { <text:s/>} leave { <text:span text:style-name="T56"><text:s/></text:span>}</text:p>
      <text:p text:style-name="P46"><text:tab/><text:tab/> <text:tab/><text:span text:style-name="T57">i</text:span>f ( <text:span text:style-name="T57">condition </text:span>)</text:p>
      <text:p text:style-name="P47"><text:tab/><text:tab/><text:tab/><text:tab/><text:span text:style-name="T57">break</text:span></text:p>
      <text:p text:style-name="P47"><text:tab/><text:tab/>}</text:p>
      <text:p text:style-name="P47"/>
      <text:p text:style-name="P49"><text:tab/>if ( condition 1 ) { <text:span text:style-name="T77">code block</text:span> }</text:p>
      <text:p text:style-name="P74"><text:tab/>elif ( condition 2 ) { <text:span text:style-name="T77">code block</text:span> }</text:p>
      <text:p text:style-name="P74"><text:tab/>else {<text:span text:style-name="T77">code block</text:span> }</text:p>
      <text:p text:style-name="P49"/>
      <text:p text:style-name="P49">Example loop:</text:p>
      <text:p text:style-name="P47"><text:tab/>loop <text:tab/>{ </text:p>
      <text:p text:style-name="P47"><text:tab/><text:tab/>enter { u32:count = 0 }</text:p>
      <text:p text:style-name="P47"><text:tab/><text:tab/>leave { <text:span text:style-name="T56">print(“Counted”, </text:span>count <text:span text:style-name="T56">) </text:span>}</text:p>
      <text:p text:style-name="P47"><text:tab/><text:tab/></text:p>
      <text:p text:style-name="P47"><text:tab/><text:tab/>print (“Counter: ”, count); </text:p>
      <text:p text:style-name="P47"><text:soft-page-break/><text:tab/><text:tab/>if (count &gt; 10)</text:p>
      <text:p text:style-name="P47"><text:tab/><text:tab/><text:tab/>break</text:p>
      <text:p text:style-name="P47"><text:tab/><text:tab/>count += 1</text:p>
      <text:p text:style-name="P47"><text:tab/><text:tab/>}</text:p>
      <text:p text:style-name="P48"><text:tab/>}</text:p>
      <text:p text:style-name="P50"><text:tab/></text:p>
      <text:p text:style-name="P49"><text:tab/>Example if:</text:p>
      <text:p text:style-name="P49"><text:tab/><text:tab/>if ( item &gt; 2 ) { print(“more than 2”<text:span text:style-name="T58">)</text:span> <text:s/>}</text:p>
      <text:p text:style-name="P49"><text:tab/><text:tab/>elif ( item &gt; 1 ) { print(“more than 1”<text:span text:style-name="T58">)</text:span> <text:s/>}</text:p>
      <text:p text:style-name="P49"><text:tab/><text:tab/>else { print(“not more than 1”<text:span text:style-name="T58">)</text:span> }</text:p>
      <text:p text:style-name="P49"/>
      <text:p text:style-name="Standard"><text:s text:c="8"/>// ?? TODO ??</text:p>
      <text:h text:style-name="Heading_20_3" text:outline-level="3">Function calls:</text:h>
      <text:p text:style-name="Standard"><text:s text:c="8"/><text:tab/><text:span text:style-name="T78">Maximum </text:span>six arguments, loaded into ax bx .. si, di</text:p>
      <text:p text:style-name="Standard"><text:s text:c="8"/><text:tab/><text:span text:style-name="T78">Register widths;</text:span> <text:s text:c="3"/>(al-&gt;8 bit -- ax-&gt;16 bit -- eax-&gt;32 bit)</text:p>
      <text:p text:style-name="P76"><text:s text:c="8"/><text:tab/>Stack is not changed by the args. </text:p>
      <text:p text:style-name="P76"><text:tab/>Optional args are not set.</text:p>
      <text:p text:style-name="Standard"/>
      <text:p text:style-name="P51"><text:s text:c="5"/>Function body may contain all elements that are permitted outside o<text:span text:style-name="T59">f</text:span> <text:span text:style-name="T78">the </text:span>function, <text:span text:style-name="T61">including </text:span><text:span text:style-name="T59"><text:s/></text:span><text:span text:style-name="T60">enter </text:span><text:span text:style-name="T61">clause </text:span><text:span text:style-name="T60">and leave clause,</text:span><text:span text:style-name="T59"> </text:span><text:span text:style-name="T61">p</text:span><text:span text:style-name="T59">lus</text:span> the return statement, </text:p>
      <text:p text:style-name="Standard"/>
      <text:p text:style-name="P76"><text:s text:c="4"/><text:span text:style-name="T26">Global </text:span><text:span text:style-name="T62">variables</text:span> are allocated and initialized. <text:span text:style-name="T60">U</text:span>ninitialized vars are <text:span text:style-name="T78">not allowed. </text:span><text:span text:style-name="T26">Lo</text:span>cal variables are assigned on the stack. <text:s/><text:span text:style-name="T26">E</text:span>xpression temporaries are on the stack <text:span text:style-name="T60">as well.</text:span></text:p>
      <text:p text:style-name="P52"/>
      <text:p text:style-name="P52"><text:s text:c="3"/>Return value is delivered in rax. <text:s/>(al, <text:span text:style-name="T63">ax, </text:span>eax, rax); <text:s/>If the <text:s/>function does not specify a return a value, zero is returned <text:span text:style-name="T63">in rax</text:span>.</text:p>
      <text:p text:style-name="P53"/>
      <text:p text:style-name="P53"><text:s text:c="3"/>Because the function calls do not change the stack, functions ca<text:span text:style-name="T27">n </text:span>be called without a prototype. The function itself <text:span text:style-name="T78">automatically r</text:span>estore<text:span text:style-name="T78">s</text:span> the stack allocated during execution.</text:p>
      <text:p text:style-name="P53"/>
      <text:p text:style-name="P53"><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4">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77"><text:s text:c="4"/>Expressions are <text:span text:style-name="T79">always </text:span>evaluated <text:span text:style-name="T79">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ext:soft-page-break/>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Operators:</text:h>
      <text:p text:style-name="P54"><text:tab/><text:span text:style-name="T70">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81"><text:tab/>P = Postfix, U = Unary, M = Multiplicative, A = Additive, S = Shift, </text:p>
      <text:p text:style-name="P81"><text:span text:style-name="T80"><text:tab/>R </text:span>= <text:span text:style-name="T80">Comparative </text:span>E = Equality, B = Bitwise, L = Logical, A = Assignment and C = Comma</text:p>
      <text:p text:style-name="P54"/>
      <text:p text:style-name="P54"><text:tab/><text:span text:style-name="T71">All operatords are left to right. Notably, assignment is turned into a ‘put’ operation. For instance: 12 =&gt; varx ; is assigning the value of 12 to variable name varx; </text:span></text:p>
      <text:p text:style-name="P54"/>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1">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54"/>
      <text:p text:style-name="Standard"><text:s text:c="8"/>( .. ) <text:s text:c="3"/>give precedence to expression in braces</text:p>
      <text:p text:style-name="Standard"/>
      <text:p text:style-name="P78"><text:soft-page-break/>Unary</text:p>
      <text:p text:style-name="P80"><text:tab/><text:span text:style-name="T69">Arithmetic</text:span></text:p>
      <text:p text:style-name="P80"><text:tab/><text:span text:style-name="T69">Logical</text:span></text:p>
      <text:p text:style-name="P80"><text:tab/><text:span text:style-name="T69">Bit wise</text:span></text:p>
      <text:p text:style-name="P80"/>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40">N</text:span>ot bit-wise</text:p>
      <text:p text:style-name="Standard"><text:s text:c="9"/><text:tab/>!! <text:s text:c="7"/><text:tab/><text:tab/><text:span text:style-name="T40">N</text:span>ot logical</text:p>
      <text:p text:style-name="Standard"><text:s text:c="8"/><text:tab/>&amp; <text:s text:c="9"/><text:tab/><text:span text:style-name="T40">A</text:span>ddress of</text:p>
      <text:p text:style-name="Standard"><text:s text:c="8"/><text:tab/>*<text:tab/> <text:s text:c="7"/><text:tab/><text:span text:style-name="T40">Deference</text:span> of</text:p>
      <text:p text:style-name="Standard"><text:s text:c="8"/><text:tab/>- <text:s text:c="9"/><text:tab/><text:tab/><text:span text:style-name="T40">U</text:span>nary minus</text:p>
      <text:p text:style-name="Standard"><text:s text:c="8"/><text:tab/>^ <text:s text:c="9"/><text:tab/><text:span text:style-name="T40">P</text:span>ower of</text:p>
      <text:p text:style-name="Standard"><text:s text:c="8"/><text:tab/>++ <text:s text:c="7"/><text:tab/><text:span text:style-name="T40">I</text:span>ncrement (?? pre only)</text:p>
      <text:p text:style-name="Standard"><text:s text:c="8"/><text:tab/>-- <text:s text:c="7"/><text:tab/><text:tab/><text:span text:style-name="T40">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32"><text:s text:c="8"/><text:tab/>- <text:s text:c="6"/><text:tab/><text:tab/>subtra<text:span text:style-name="T39">c</text:span>tion</text:p>
      <text:h text:style-name="P60" text:outline-level="3"><text:bookmark-start text:name="__RefHeading___Toc1486_4109188922"/>Binary <text:span text:style-name="T38">B</text:span>it wise operators:<text:bookmark-end text:name="__RefHeading___Toc1486_4109188922"/></text:h>
      <text:p text:style-name="Standard"><text:s text:c="5"/><text:tab/>&amp; <text:s text:c="6"/><text:tab/><text:tab/><text:span text:style-name="T38">Bit wise A</text:span>nd</text:p>
      <text:p text:style-name="P31"><text:s text:c="8"/><text:tab/>| <text:s text:c="6"/><text:tab/><text:tab/><text:span text:style-name="T38">Bit wise O</text:span>r</text:p>
      <text:p text:style-name="P31"><text:s text:c="8"/><text:tab/>^ <text:s text:c="6"/><text:tab/><text:tab/><text:span text:style-name="T38">Bit wise X</text:span>or</text:p>
      <text:p text:style-name="P64"><text:s text:c="8"/><text:tab/>&gt;&gt; <text:s text:c="4"/><text:tab/><text:tab/><text:span text:style-name="T38">Bit wise </text:span><text:span text:style-name="T41">S</text:span>hift right</text:p>
      <text:p text:style-name="P64"><text:s text:c="8"/><text:tab/>&lt;&lt; <text:s text:c="4"/><text:tab/><text:tab/><text:span text:style-name="T38">Bit wise </text:span><text:span text:style-name="T41">S</text:span>hift left</text:p>
      <text:p text:style-name="P64"><text:tab/>&lt;&lt;&lt; <text:s/><text:tab/><text:tab/><text:span text:style-name="T38">Bit wise </text:span><text:span text:style-name="T41">R</text:span>otate left</text:p>
      <text:p text:style-name="P31"><text:s text:c="8"/><text:tab/>&gt;&gt;&gt; <text:s/><text:tab/><text:tab/><text:span text:style-name="T38">Bit wise </text:span><text:span text:style-name="T41">R</text:span>otate right</text:p>
      <text:h text:style-name="P61" text:outline-level="3"><text:bookmark-start text:name="__RefHeading___Toc1555_791284443"/><text:span text:style-name="T37">Binary </text:span>Logic<text:span text:style-name="T37">al</text:span> operators:<text:bookmark-end text:name="__RefHeading___Toc1555_791284443"/></text:h>
      <text:p text:style-name="P65"><text:s/><text:tab/>&amp;&amp;<text:tab/><text:tab/><text:span text:style-name="T36">And</text:span></text:p>
      <text:p text:style-name="P65"><text:tab/>| |<text:tab/><text:tab/><text:span text:style-name="T36">OR</text:span></text:p>
      <text:p text:style-name="P65"><text:tab/><text:span text:style-name="T36">^^<text:tab/><text:tab/></text:span><text:span text:style-name="T37">XOR</text:span></text:p>
      <text:h text:style-name="P61" text:outline-level="3"><text:bookmark-start text:name="__RefHeading___Toc1488_4109188922"/>Conditionals:<text:bookmark-end text:name="__RefHeading___Toc1488_4109188922"/></text:h>
      <text:p text:style-name="Standard"/>
      <text:p text:style-name="Standard"><text:s text:c="8"/>&gt; <text:s text:c="5"/><text:tab/>larger <text:s/><text:span text:style-name="T34">greater </text:span>(left larger then right)</text:p>
      <text:p text:style-name="Standard"><text:s text:c="8"/>&lt; <text:s text:c="7"/><text:tab/>smaller <text:span text:style-name="T34">less</text:span></text:p>
      <text:p text:style-name="Standard"><text:s text:c="8"/>&gt;= <text:s text:c="6"/><text:tab/>larger <text:span text:style-name="T34">(greater) or </text:span>equal</text:p>
      <text:p text:style-name="Standard"><text:soft-page-break/><text:s text:c="8"/>&lt;= <text:s text:c="6"/><text:tab/>smaller <text:span text:style-name="T34">(less) then or </text:span>equal</text:p>
      <text:p text:style-name="P30"><text:s text:c="8"/>== <text:s text:c="6"/><text:tab/>equal</text:p>
      <text:p text:style-name="P30"><text:s text:c="8"/><text:span text:style-name="T35">=</text:span>== <text:s text:c="6"/><text:tab/><text:span text:style-name="T35">identical</text:span></text:p>
      <text:p text:style-name="P42"><text:s text:c="8"/>!= <text:s text:c="7"/><text:tab/>not equal</text:p>
      <text:p text:style-name="P42"><text:s text:c="8"/>!=<text:span text:style-name="T65">=</text:span> <text:s text:c="7"/><text:tab/>not <text:span text:style-name="T65">identical</text:span></text:p>
      <text:h text:style-name="P63"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6">=&gt; <text:s text:c="6"/>put into</text:span></text:p>
      <text:p text:style-name="Standard"><text:s text:c="6"/>&lt;<text:span text:style-name="T66">=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3">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4">statement:</text:span><text:bookmark-end text:name="__RefHeading___Toc1494_4109188922"/></text:h>
      <text:p text:style-name="P35"><text:s text:c="2"/>Looping creates an infinite loop, and break conditions need to be tested. Enter</text:p>
      <text:p text:style-name="P35"><text:s text:c="2"/>clause executes on entry; leave clause executes on exit;</text:p>
      <text:p text:style-name="P35"/>
      <text:p text:style-name="Standard"><text:s text:c="5"/>loop</text:p>
      <text:p text:style-name="Standard"><text:s text:c="9"/>{</text:p>
      <text:p text:style-name="Standard"><text:s text:c="8"/><text:span text:style-name="T43">statements</text:span>;</text:p>
      <text:p text:style-name="P35"><text:s text:c="8"/>enter { <text:span text:style-name="T43">statements</text:span> }</text:p>
      <text:p text:style-name="P35"><text:s text:c="8"/>leave { <text:span text:style-name="T43">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2">(jump within the current function only)</text:span></text:p>
      <text:p text:style-name="Standard"/>
      <text:p text:style-name="P33">Example:</text:p>
      <text:p text:style-name="P33"/>
      <text:p text:style-name="Standard"><text:soft-page-break/><text:s text:c="4"/>goto label</text:p>
      <text:p text:style-name="P34"/>
      <text:p text:style-name="P34">:label:</text:p>
      <text:p text:style-name="P34"><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2">tion</text:span> names are allowed either.</text:p>
      <text:p text:style-name="Standard"/>
      <text:p text:style-name="Standard"><text:s text:c="5"/>No nested functions.</text:p>
      <text:p text:style-name="Standard"/>
      <text:h text:style-name="Heading_20_2" text:outline-level="2"><text:bookmark-start text:name="__RefHeading___Toc1500_4109188922"/><text:s/>Preprocessing:<text:bookmark-end text:name="__RefHeading___Toc1500_4109188922"/></text:h>
      <text:p text:style-name="Standard"/>
      <text:p text:style-name="Standard"><text:s text:c="4"/>Pre - 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maintains the following vars:</text:p>
      <text:p text:style-name="Standard"/>
      <text:p text:style-name="Preformatted_20_Text"><text:s text:c="8"/>__file__ <text:s/>__line__ <text:s/>__func__</text:p>
      <text:p text:style-name="Preformatted_20_Text"><text:s text:c="8"/>__date__ <text:s text:c="2"/>__time__ <text:s text:c="3"/>(current compile date/time)</text:p>
      <text:p text:style-name="Preformatted_20_Text"/>
      <text:p text:style-name="Standard"><text:s text:c="4"/>Optional variables may be set by a configuration file. (./p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ext:soft-page-break/>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u32</text:p>
      <text:p text:style-name="Standard"><text:s text:c="8"/>s(size) <text:s text:c="9"/>s32</text:p>
      <text:p text:style-name="Standard"><text:s text:c="8"/>p(size) <text:s text:c="9"/>p32</text:p>
      <text:p text:style-name="Standard"><text:s text:c="8"/>Strings: <text:s text:c="8"/>"1234"</text:p>
      <text:p text:style-name="Standard"><text:s text:c="8"/>Identifiers: <text:s text:c="4"/>abcd _abcd 1234</text:p>
      <text:p text:style-name="Standard"><text:soft-page-break/><text:s text:c="8"/>Numbers: <text:s text:c="8"/>0x1234 1234 0y0101</text:p>
      <text:p text:style-name="Standard"><text:s text:c="8"/>Expressions: <text:s text:c="4"/>1234+1234</text:p>
      <text:p text:style-name="Standard"/>
      <text:p text:style-name="Standard"><text:s/>The notion of multipass items.</text:p>
      <text:p text:style-name="Standard"/>
      <text:p text:style-name="Standard"><text:s text:c="4"/>p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 pcomp Compiler studies</text:p>
      <text:p text:style-name="Standard"/>
      <text:p text:style-name="Standard"><text:s text:c="4"/>## pcomp - parallel compiler</text:p>
      <text:p text:style-name="Standard"/>
      <text:p text:style-name="Standard">Types:</text:p>
      <text:p text:style-name="Standard"/>
      <text:p text:style-name="Standard"><text:s text:c="4"/>u8; u16; u32; <text:s text:c="17"/>; Unsigned integers</text:p>
      <text:p text:style-name="Standard"><text:s text:c="4"/>s8; s16; s32; <text:s text:c="17"/>; Signed integers</text:p>
      <text:p text:style-name="Standard"/>
      <text:p text:style-name="Standard"><text:s text:c="4"/>single, <text:s text:c="3"/>double, quad <text:s text:c="8"/>; Floating point IEEE types</text:p>
      <text:p text:style-name="Standard"/>
      <text:p text:style-name="Standard"><text:s text:c="4"/>p8; p16; p32 <text:s text:c="16"/>;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text:p>
      <text:p text:style-name="Standard"/>
      <text:p text:style-name="Standard"><text:s text:c="2"/>Delarations:</text:p>
      <text:p text:style-name="Standard"/>
      <text:p text:style-name="Standard"><text:s text:c="4"/>Declaring a variable is done via:</text:p>
      <text:p text:style-name="Standard"/>
      <text:p text:style-name="Standard"><text:s text:c="8"/>type:name=value</text:p>
      <text:p text:style-name="Standard"/>
      <text:p text:style-name="Standard"><text:s text:c="4"/>A variable has to be declared to be used. Custom types</text:p>
      <text:p text:style-name="Standard"><text:s text:c="4"/>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text:p>
      <text:p text:style-name="Standard"><text:s text:c="8"/>Other exceptions set (increment) the appropriate exception variable,</text:p>
      <text:p text:style-name="Standard"><text:s text:c="8"/>(excpt) and return without any action.</text:p>
      <text:p text:style-name="Standard"><text:s text:c="8"/>It is the application's responsibility to respond to the exception</text:p>
      <text:p text:style-name="Standard"><text:s text:c="8"/>condition by checking the variable against a saved value.</text:p>
      <text:p text:style-name="Standard"><text:soft-page-break/><text:s text:c="8"/>The exception variable is not reset automatically.</text:p>
      <text:p text:style-name="Standard"/>
      <text:p text:style-name="Standard"><text:s/>Expressions:</text:p>
      <text:p text:style-name="Standard"/>
      <text:p text:style-name="Standard"><text:s text:c="8"/>Expressions are evaluated much like in 'C'. New operators are</text:p>
      <text:p text:style-name="Standard"><text:s text:c="8"/>introduced, and the order of precedence follows</text:p>
      <text:p text:style-name="Standard"><text:s text:c="8"/>industrial conventions.</text:p>
      <text:p text:style-name="Standard"><text:s text:c="8"/>The operators are obeying the signed / unsigned interpretation</text:p>
      <text:p text:style-name="Standard"><text:s text:c="8"/>of variables, in case the operator sign-nesses are in conflict,</text:p>
      <text:p text:style-name="Standard"><text:s text:c="8"/>the compiler reports an error.</text:p>
      <text:p text:style-name="Standard"/>
      <text:p text:style-name="Standard"><text:s/>Type conversions:</text:p>
      <text:p text:style-name="Standard"/>
      <text:p text:style-name="Standard"><text:s text:c="8"/>Casting not required upwards, to larger storage size. Size promotion</text:p>
      <text:p text:style-name="Standard"><text:s text:c="8"/>is automatic. Downwards cast has to be explicit; and</text:p>
      <text:p text:style-name="Standard"><text:s text:c="8"/>a warning is issued.</text:p>
      <text:p text:style-name="Standard"/>
      <text:p text:style-name="Standard"><text:s/>Error reporting:</text:p>
      <text:p text:style-name="Standard"/>
      <text:p text:style-name="Standard"><text:s text:c="8"/>Errors are reorted by the file:line:col convention.</text:p>
      <text:p text:style-name="Standard"><text:s text:c="8"/>The next line has a carot to point to the reported location.</text:p>
      <text:p text:style-name="Standard"/>
      <text:h text:style-name="Heading_20_2" text:outline-level="2"><text:bookmark-start text:name="__RefHeading___Toc1532_1612502148"/>Command line:<text:bookmark-end text:name="__RefHeading___Toc1532_1612502148"/></text:h>
      <text:p text:style-name="P16"/>
      <text:p text:style-name="P16"><text:s/>./pcomp [option(s)] file(s)</text:p>
      <text:p text:style-name="P16"/>
      <text:p text:style-name="P16"><text:s text:c="4"/>The assembler file is generated with the same file name as</text:p>
      <text:p text:style-name="P16"><text:s text:c="4"/>the sorce with the .asm extension.</text:p>
      <text:p text:style-name="P16"><text:s text:c="4"/>The preprocessing file is generated with the same file name as</text:p>
      <text:p text:style-name="P16"><text:s text:c="4"/>the sorce with the .pcc extension.</text:p>
      <text:p text:style-name="P14"/>
      <text:h text:style-name="Heading_20_3" text:outline-level="3"><text:bookmark-start text:name="__RefHeading___Toc1502_4109188922"/>Comand line arguments:<text:bookmark-end text:name="__RefHeading___Toc1502_4109188922"/></text:h>
      <text:p text:style-name="Text_20_body"/>
      <text:p text:style-name="Preformatted_20_Text"><text:s text:c="2"/>---------------------------------------------------------------</text:p>
      <text:p text:style-name="Preformatted_20_Text"><text:s text:c="10"/>Parallel compiler by Peter Glen. 2007-2019-2025 <text:s text:c="7"/></text:p>
      <text:p text:style-name="Preformatted_20_Text"><text:s text:c="2"/>---------------------------------------------------------------</text:p>
      <text:p text:style-name="Preformatted_20_Text"/>
      <text:p text:style-name="Preformatted_20_Text"><text:s/>Usage: pcomp [options] filename(s)</text:p>
      <text:p text:style-name="Preformatted_20_Text"/>
      <text:p text:style-name="Preformatted_20_Text"><text:s text:c="4"/>-d debug level <text:s text:c="14"/>| <text:s text:c="2"/>-c cat assembly to stdout</text:p>
      <text:p text:style-name="Preformatted_20_Text"><text:s text:c="4"/>-t do not compile <text:s text:c="11"/>| <text:s text:c="2"/>-C extract comments</text:p>
      <text:p text:style-name="Preformatted_20_Text"><text:s text:c="4"/>-r no pre processing <text:s text:c="8"/>| <text:s text:c="2"/>-n do not show progress</text:p>
      <text:p text:style-name="Preformatted_20_Text"><text:s text:c="4"/>-V version <text:s text:c="18"/>| <text:s text:c="2"/>-v verbose</text:p>
      <text:p text:style-name="Preformatted_20_Text"><text:s text:c="4"/>-h help (this screen <text:s text:c="8"/>| <text:s text:c="2"/>-b show alloc buffers</text:p>
      <text:p text:style-name="Preformatted_20_Text"><text:s text:c="4"/>-i interlace symtab in out <text:s text:c="2"/>| <text:s text:c="2"/>-m show comments in source</text:p>
      <text:p text:style-name="Preformatted_20_Text"><text:s text:c="4"/>-o output file <text:s text:c="14"/>| <text:s text:c="2"/>-u use tmp dir</text:p>
      <text:p text:style-name="Preformatted_20_Text"><text:s text:c="4"/>-p no prologue for asm <text:s text:c="6"/>| <text:s text:c="2"/>-q cat pre proc to stdout</text:p>
      <text:p text:style-name="Preformatted_20_Text"><text:s text:c="4"/>-s show symtab <text:s text:c="14"/>| <text:s text:c="2"/>-a no assembly phase</text:p>
      <text:p text:style-name="Preformatted_20_Text"><text:soft-page-break/><text:s text:c="4"/>-f show lex output <text:s text:c="10"/>| <text:s text:c="2"/>-y show yacc output </text:p>
      <text:p text:style-name="Preformatted_20_Text"><text:s text:c="4"/>-F show preproc lex output <text:s text:c="2"/>| <text:s text:c="2"/>-Y show preproc yacc output </text:p>
      <text:p text:style-name="Preformatted_20_Text"/>
      <text:p text:style-name="Standard"/>
      <text:p text:style-name="P11"/>
      <text:p text:style-name="P15">This is not meant to be a spec, more like a spec draft or an idea starter.</text:p>
      <text:p text:style-name="P17"/>
      <text:p text:style-name="P11"># EOF</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8-24T23:54:25.685895478</dc:date>
    <dc:creator>Peter Glen</dc:creator>
    <meta:editing-duration>PT21H47M14S</meta:editing-duration>
    <meta:editing-cycles>110</meta:editing-cycles>
    <meta:generator>LibreOffice/7.3.7.2$Linux_X86_64 LibreOffice_project/30$Build-2</meta:generator>
    <meta:document-statistic meta:table-count="3" meta:image-count="0" meta:object-count="0" meta:page-count="17" meta:paragraph-count="528" meta:word-count="2407" meta:character-count="16515" meta:non-whitespace-character-count="12354"/>
  </office:meta>
</office:document-meta>
</file>